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f9fc5" officeooo:paragraph-rsid="001f9fc5"/>
    </style:style>
    <style:style style:name="T1" style:family="text">
      <style:text-properties officeooo:rsid="002105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line-break/>Chess with board dislocations<text:line-break/><text:line-break/>game of chess where the board can also be moved, the player can either make a legal chess move, or shift the chess board by one tile, the board must always be attatched to the main board <text:s/>and the board cannot move into check, <text:span text:style-name="T1">if the move is found to be illegal the player should be reprompted to make a correct move</text:span><text:line-break/><text:line-break/>there should also be an ai where the computer can also make a move, that it calculates to be the best move (within reason, limit number of moves ahead it thinks to reduce calc times), it should both think about the traditional and extended moves </text:p>
      <text:p text:style-name="P1"/>
      <text:p text:style-name="P1">there should also be a mode such that both sides are player controled<text:line-break/><text:line-break/>there should be a clear and intuitvive interface for the end user, preferably with a grapical interface<text:line-break/></text:p>
      <text:p text:style-name="P1">the board should be stored in an object where there is a <text:s/>22x22, 2d array, the pieces could either be represented by a character and the move piece function could check the type of piece and store all possible moves or there could be a pieces class where there are subclasses for each piece where the move will be passed to the subclass so that the program can work in a more effective manner</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4:08:08.056994854</meta:creation-date>
    <dc:date>2023-03-17T09:39:07.304860118</dc:date>
    <meta:editing-duration>PT22H17M41S</meta:editing-duration>
    <meta:editing-cycles>2</meta:editing-cycles>
    <meta:generator>LibreOffice/7.5.1.2$Linux_X86_64 LibreOffice_project/50$Build-2</meta:generator>
    <meta:document-statistic meta:table-count="0" meta:image-count="0" meta:object-count="0" meta:page-count="1" meta:paragraph-count="3" meta:word-count="215" meta:character-count="1163" meta:non-whitespace-character-count="942"/>
  </office:meta>
</office:document-meta>
</file>